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ead" officeooo:paragraph-rsid="00022ead"/>
    </style:style>
    <style:style style:name="P2" style:family="paragraph" style:parent-style-name="Standard">
      <style:text-properties style:text-underline-style="solid" style:text-underline-width="auto" style:text-underline-color="font-color" officeooo:rsid="00022ead" officeooo:paragraph-rsid="00022ead"/>
    </style:style>
    <style:style style:name="P3" style:family="paragraph" style:parent-style-name="Standard">
      <style:text-properties officeooo:paragraph-rsid="00022ead"/>
    </style:style>
    <style:style style:name="P4" style:family="paragraph" style:parent-style-name="Standard">
      <style:text-properties officeooo:rsid="000303a6" officeooo:paragraph-rsid="000303a6"/>
    </style:style>
    <style:style style:name="P5" style:family="paragraph" style:parent-style-name="Standard">
      <style:text-properties officeooo:paragraph-rsid="000303a6"/>
    </style:style>
    <style:style style:name="P6" style:family="paragraph" style:parent-style-name="Standard">
      <style:text-properties officeooo:paragraph-rsid="000617ac"/>
    </style:style>
    <style:style style:name="T1" style:family="text">
      <style:text-properties officeooo:rsid="00022ead"/>
    </style:style>
    <style:style style:name="T2" style:family="text">
      <style:text-properties officeooo:rsid="0002ccce"/>
    </style:style>
    <style:style style:name="T3" style:family="text">
      <style:text-properties officeooo:rsid="000303a6"/>
    </style:style>
    <style:style style:name="T4" style:family="text">
      <style:text-properties officeooo:rsid="00050ee4"/>
    </style:style>
    <style:style style:name="T5" style:family="text">
      <style:text-properties officeooo:rsid="0009072f"/>
    </style:style>
    <style:style style:name="T6" style:family="text">
      <style:text-properties officeooo:rsid="00092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ác terminologies thiết kế cho PgInstall </text:p>
      <text:p text:style-name="P1"/>
      <text:p text:style-name="P4">Các terminologies căn bản:</text:p>
      <text:p text:style-name="P5"><text:tab/><text:span text:style-name="T4">PgDbConfig: Một config của Postgres Database.</text:span></text:p>
      <text:p text:style-name="P6"><text:span text:style-name="T3"><text:tab/>PgInstance: Một cài đặt của Postgres. Một PgInstance có thể run nhiều PgConfig. </text:span></text:p>
      <text:p text:style-name="P6"/>
      <text:p text:style-name="P6"><text:tab/><text:span text:style-name="T5">ServiceInstall: Một tập mã lệnh để chạy cho Service, đưa dịch vụ vào hệ thống. </text:span></text:p>
      <text:p text:style-name="P6"><text:tab/>DbProgram<text:span text:style-name="T6">: Một tập lệnh chạy như một chương trình riêng biệt. </text:span></text:p>
      <text:p text:style-name="P3"><text:span text:style-name="T1">I/O:</text:span></text:p>
      <text:p text:style-name="P1"><text:tab/>Input <text:span text:style-name="T2">cho pgInstall: </text:span></text:p>
      <text:p text:style-name="P1"><text:tab/><text:tab/><text:span text:style-name="T2">config directory </text:span></text:p>
      <text:p text:style-name="P1"><text:tab/><text:tab/><text:span text:style-name="T2">config </text:span></text:p>
      <text:p text:style-name="P1"><text:tab/>Output <text:span text:style-name="T2">cho pgInstall: </text:span></text:p>
      <text:p text:style-name="P1"><text:tab/><text:tab/><text:span text:style-name="T5">code: Thành công hay thất bại</text:span></text:p>
      <text:p text:style-name="P1"><text:tab/><text:tab/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12-12T16:40:41.601256322</meta:creation-date>
    <meta:generator>LibreOffice/6.3.0.4$Linux_X86_64 LibreOffice_project/057fc023c990d676a43019934386b85b21a9ee99</meta:generator>
    <dc:date>2019-12-12T16:46:18.577938288</dc:date>
    <meta:editing-duration>PT5M32S</meta:editing-duration>
    <meta:editing-cycles>12</meta:editing-cycles>
    <meta:document-statistic meta:table-count="0" meta:image-count="0" meta:object-count="0" meta:page-count="1" meta:paragraph-count="13" meta:word-count="71" meta:character-count="447" meta:non-whitespace-character-count="366"/>
  </office:meta>
</office:document-meta>
</file>